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fo:font-size="8pt" officeooo:rsid="000f8bce" officeooo:paragraph-rsid="000f8bce" style:font-size-asian="8pt" style:font-size-complex="8pt"/>
    </style:style>
    <style:style style:name="P4"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5" style:family="paragraph" style:parent-style-name="Text_20_body">
      <style:text-properties officeooo:paragraph-rsid="001a7463"/>
    </style:style>
    <style:style style:name="P6" style:family="paragraph" style:parent-style-name="Text_20_body">
      <style:paragraph-properties fo:break-before="page"/>
      <style:text-properties officeooo:rsid="001acff2" officeooo:paragraph-rsid="001acff2"/>
    </style:style>
    <style:style style:name="P7" style:family="paragraph" style:parent-style-name="Title">
      <style:text-properties fo:font-size="20pt" style:font-size-asian="20pt" style:font-size-complex="20pt"/>
    </style:style>
    <style:style style:name="P8" style:family="paragraph" style:parent-style-name="Standard">
      <style:text-properties officeooo:rsid="000f8bce" officeooo:paragraph-rsid="000f8bce"/>
    </style:style>
    <style:style style:name="P9" style:family="paragraph" style:parent-style-name="Standard">
      <style:text-properties officeooo:rsid="000f8bce" officeooo:paragraph-rsid="00258f77"/>
    </style:style>
    <style:style style:name="P10" style:family="paragraph" style:parent-style-name="Text_20_body" style:list-style-name="L1"/>
    <style:style style:name="P11" style:family="paragraph" style:parent-style-name="Text_20_body" style:list-style-name="L1">
      <style:text-properties officeooo:paragraph-rsid="0019f3ed"/>
    </style:style>
    <style:style style:name="P12" style:family="paragraph" style:parent-style-name="Text_20_body" style:list-style-name="L2"/>
    <style:style style:name="P13"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14"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15"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8"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9" style:family="text">
      <style:text-properties fo:font-size="8pt" style:font-size-asian="8pt" style:font-size-complex="8pt"/>
    </style:style>
    <style:style style:name="T10"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11"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12" style:family="text">
      <style:text-properties officeooo:rsid="002007e7"/>
    </style:style>
    <style:style style:name="T13" style:family="text">
      <style:text-properties officeooo:rsid="00220058"/>
    </style:style>
    <style:style style:name="T14" style:family="text">
      <style:text-properties officeooo:rsid="002321fe"/>
    </style:style>
    <style:style style:name="T15" style:family="text">
      <style:text-properties officeooo:rsid="00258f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IR <text:span text:style-name="T1">relevant papers / works / Data</text:span></text:p>
      <text:p text:style-name="P1"/>
      <text:list xml:id="list901486378" text:style-name="L1">
        <text:list-header>
          <text:p text:style-name="P11">GeoText <text:span text:style-name="T13">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9"><text:tab/></text:span><text:a xlink:type="simple" xlink:href="https://github.com/geovista/GeoTxt" text:style-name="Internet_20_link" text:visited-style-name="Visited_20_Internet_20_Link"><text:span text:style-name="T9">https://github.com/geovista/GeoTxt</text:span></text:a><text:span text:style-name="T9"> </text:span></text:p>
      <text:p text:style-name="P3"/>
      <text:list xml:id="list185940101355455" text:continue-numbering="true" text:style-name="L1">
        <text:list-header>
          <text:p text:style-name="P10"/>
          <text:p text:style-name="P10"><text:bookmark text:name="artTitle"/>Extracting and modeling geographic information from scientific articles 2021<text:line-break/><text:span text:style-name="T6">extract and represent relevant locations from scientific articles </text:span><text:span text:style-name="T7">2021</text:span></text:p>
        </text:list-header>
      </text:list>
      <text:list xml:id="list2682667373" text:style-name="L2">
        <text:list-header>
          <text:p text:style-name="P13"><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4"/>
          <text:p text:style-name="P13"/>
          <text:p text:style-name="P12">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13"><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5"/>
        </text:list-header>
      </text:list>
      <text:p text:style-name="P2"/>
      <text:p text:style-name="P3"/>
      <text:p text:style-name="Text_20_body"><text:bookmark text:name="title"/><text:tab/>UniMelb at SemEval-Task 12: Multi-model Combination for Toponym Resolution <text:span text:style-name="T14">2019</text:span></text:p>
      <text:p text:style-name="P4"><text:tab/>Toponym resolution in scientific paper task of SemEval 2019</text:p>
      <text:p text:style-name="P1"><text:span text:style-name="T9"><text:tab/></text:span><text:a xlink:type="simple" xlink:href="https://aclanthology.org/S19-2231.pdf" text:style-name="Internet_20_link" text:visited-style-name="Visited_20_Internet_20_Link"><text:span text:style-name="T9">https://aclanthology.org/S19-2231.pdf</text:span></text:a></text:p>
      <text:p text:style-name="P3"/>
      <text:p text:style-name="P3"/>
      <text:p text:style-name="P1"/>
      <text:p text:style-name="Text_20_body"><text:tab/>I'm Eating a Sandwich in Hong Kong Modeling Tweets <text:span text:style-name="T12">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11">https://docs.google.com/document/d/1QQ2NO1aViLDc7UYc9PnQLfMpmg5T3k04eoYfqGCqxNk/edit</text:span></text:a></text:p>
      <text:p text:style-name="P4"/>
      <text:p text:style-name="P4"><text:tab/></text:p>
      <text:p text:style-name="Text_20_body"><text:tab/></text:p>
      <text:p text:style-name="Standard"><text:tab/>Improving Geocoding for City-Level Locations</text:p>
      <text:p text:style-name="Standard"><text:tab/><text:span text:style-name="T3">geocoding improvments</text:span></text:p>
      <text:p text:style-name="Text_20_body"><text:tab/><text:span text:style-name="T11">https://ieeexplore.ieee.org/document/8665524</text:span></text:p>
      <text:p text:style-name="P1"/>
      <text:p text:style-name="P1"><text:tab/><text:span text:style-name="T15">End 2 End Geocoding </text:span></text:p>
      <text:p text:style-name="P9"><text:tab/><text:span text:style-name="T2">end to end geocoding model</text:span></text:p>
      <text:p text:style-name="P9"><text:tab/><text:span text:style-name="T10">https://arxiv.org/abs/2107.00080</text:span></text:p>
      <text:p text:style-name="P6">Data</text:p>
      <text:p text:style-name="Text_20_body">GeoNames geographical database</text:p>
      <text:p text:style-name="P5"><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11">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1">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2T18:59:39.715212991</dc:date>
    <meta:editing-duration>P3DT3H25M36S</meta:editing-duration>
    <meta:editing-cycles>19</meta:editing-cycles>
    <meta:generator>LibreOffice/6.0.7.3$Linux_X86_64 LibreOffice_project/00m0$Build-3</meta:generator>
    <meta:document-statistic meta:table-count="0" meta:image-count="0" meta:object-count="0" meta:page-count="2" meta:paragraph-count="28" meta:word-count="315" meta:character-count="2571" meta:non-whitespace-character-count="2262"/>
  </office:meta>
</office:document-meta>
</file>